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44f" officeooo:paragraph-rsid="0005244f"/>
    </style:style>
    <style:style style:name="P2" style:family="paragraph" style:parent-style-name="Standard">
      <style:text-properties officeooo:rsid="00060e5c" officeooo:paragraph-rsid="0006e479"/>
    </style:style>
    <style:style style:name="P3" style:family="paragraph" style:parent-style-name="Standard">
      <style:text-properties officeooo:rsid="0006e479" officeooo:paragraph-rsid="0006e479"/>
    </style:style>
    <style:style style:name="P4" style:family="paragraph" style:parent-style-name="Standard" style:list-style-name="L10">
      <style:text-properties officeooo:rsid="0005244f" officeooo:paragraph-rsid="0005244f"/>
    </style:style>
    <style:style style:name="P5" style:family="paragraph" style:parent-style-name="Standard">
      <style:text-properties officeooo:paragraph-rsid="000860f9"/>
    </style:style>
    <style:style style:name="P6" style:family="paragraph" style:parent-style-name="Standard">
      <style:paragraph-properties fo:text-align="center" style:justify-single-word="false"/>
      <style:text-properties officeooo:paragraph-rsid="0005244f"/>
    </style:style>
    <style:style style:name="P7" style:family="paragraph" style:parent-style-name="Standard" style:list-style-name="L10">
      <style:text-properties officeooo:paragraph-rsid="0005244f"/>
    </style:style>
    <style:style style:name="P8" style:family="paragraph" style:parent-style-name="Standard" style:list-style-name="L10">
      <style:text-properties officeooo:paragraph-rsid="00094296"/>
    </style:style>
    <style:style style:name="P9" style:family="paragraph" style:parent-style-name="Standard" style:list-style-name="L10">
      <style:text-properties officeooo:paragraph-rsid="000860f9"/>
    </style:style>
    <style:style style:name="P10" style:family="paragraph" style:parent-style-name="Standard">
      <style:paragraph-properties fo:text-align="center" style:justify-single-word="false"/>
      <style:text-properties fo:font-size="20pt" officeooo:paragraph-rsid="0005244f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2pt" officeooo:rsid="000b3ffe" officeooo:paragraph-rsid="000b3ffe" style:font-size-asian="22pt" style:font-size-complex="22pt"/>
    </style:style>
    <style:style style:name="P12" style:family="paragraph" style:parent-style-name="Standard" style:list-style-name="L10">
      <style:text-properties officeooo:rsid="000b3ffe" officeooo:paragraph-rsid="000b3ffe"/>
    </style:style>
    <style:style style:name="P13" style:family="paragraph" style:parent-style-name="Standard">
      <style:text-properties officeooo:rsid="000b3ffe" officeooo:paragraph-rsid="000b3ffe"/>
    </style:style>
    <style:style style:name="P14" style:family="paragraph" style:parent-style-name="Standard">
      <style:paragraph-properties fo:text-align="center" style:justify-single-word="false"/>
      <style:text-properties fo:font-size="28pt" officeooo:rsid="00060e5c" officeooo:paragraph-rsid="00060e5c" style:font-size-asian="28pt" style:font-size-complex="28pt"/>
    </style:style>
    <style:style style:name="T1" style:family="text">
      <style:text-properties officeooo:rsid="0005244f"/>
    </style:style>
    <style:style style:name="T2" style:family="text">
      <style:text-properties officeooo:rsid="0006e479"/>
    </style:style>
    <style:style style:name="T3" style:family="text">
      <style:text-properties officeooo:rsid="00094296"/>
    </style:style>
    <style:style style:name="T4" style:family="text">
      <style:text-properties fo:font-size="20pt" officeooo:rsid="0005244f" style:font-size-asian="20pt" style:font-size-complex="20pt"/>
    </style:style>
    <style:style style:name="T5" style:family="text">
      <style:text-properties officeooo:rsid="000c924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S</text:span>ystem kontroli dostępu do obiektu sportowego</text:p>
      <text:p text:style-name="P1"/>
      <text:p text:style-name="P10"><text:span text:style-name="T1">Encje:</text:span></text:p>
      <text:list xml:id="list3955711423" text:style-name="L10">
        <text:list-item>
          <text:list>
            <text:list-item>
              <text:p text:style-name="P8"><text:span text:style-name="T1">Klient</text:span></text:p>
            </text:list-item>
            <text:list-item>
              <text:p text:style-name="P7"><text:span text:style-name="T1">Karnet</text:span></text:p>
            </text:list-item>
            <text:list-item>
              <text:p text:style-name="P4">Sprzedawca</text:p>
            </text:list-item>
            <text:list-item>
              <text:p text:style-name="P4">Typ Karnetu</text:p>
            </text:list-item>
            <text:list-item>
              <text:p text:style-name="P4">Upoważnienie</text:p>
            </text:list-item>
            <text:list-item>
              <text:p text:style-name="P9"><text:span text:style-name="T2">Zniżk</text:span><text:span text:style-name="T3">a</text:span></text:p>
            </text:list-item>
            <text:list-item>
              <text:p text:style-name="P12">Wizyta</text:p>
            </text:list-item>
          </text:list>
        </text:list-item>
      </text:list>
      <text:p text:style-name="P5"/>
      <text:p text:style-name="P6"><text:span text:style-name="T4">Relacje między encjami:</text:span></text:p>
      <text:p text:style-name="P1"/>
      <text:p text:style-name="P1">Klient może kupić wiele karnetów.</text:p>
      <text:p text:style-name="P1">Karnet może być posiadany przez wielu klientów.</text:p>
      <text:p text:style-name="P1"/>
      <text:p text:style-name="P1">Sprzedawca może sprzedać wiele karnetów.</text:p>
      <text:p text:style-name="P1">Karnet może być sprzedany przez jednego sprzedawcę.</text:p>
      <text:p text:style-name="P1"/>
      <text:p text:style-name="P1">Karnet ma jakiś jeden typ.</text:p>
      <text:p text:style-name="P1">Typ jest posiadany przez wiele karnetów.</text:p>
      <text:p text:style-name="P1"/>
      <text:p text:style-name="P3">Karnet może mieć jedną zniżkę.</text:p>
      <text:p text:style-name="P3">Zniżka może być posiadana przez wiele karnetów.</text:p>
      <text:p text:style-name="P1"/>
      <text:p text:style-name="P1"><text:span text:style-name="T2">Typ k</text:span>arnet<text:span text:style-name="T2">u</text:span> upoważnia do korzystania z jednej albo z wielu usług.</text:p>
      <text:p text:style-name="P1">Upoważnienie może być wykorzystywane przez wiele <text:span text:style-name="T2">Typów </text:span>karnetów.</text:p>
      <text:p text:style-name="P1"/>
      <text:p text:style-name="P2">Klient <text:span text:style-name="T2">może wiele razy wejść </text:span><text:span text:style-name="T5">do obiektu</text:span><text:span text:style-name="T2">(wizyta)</text:span></text:p>
      <text:p text:style-name="P3">Wizyta jest <text:span text:style-name="T5">wykonana</text:span> przez jednego klienta</text:p>
      <text:p text:style-name="P3"/>
      <text:p text:style-name="P3">Na jeden karnet można dokonać wiele wizyt.</text:p>
      <text:p text:style-name="P3">Wizyta jest <text:span text:style-name="T5">wykonana</text:span> przez jeden k<text:span text:style-name="T5">a</text:span>rne<text:span text:style-name="T5">t</text:span>.</text:p>
      <text:p text:style-name="P3"/>
      <text:p text:style-name="P3"/>
      <text:p text:style-name="P11">Poziomy uprawnień:<text:line-break/></text:p>
      <text:p text:style-name="P13">Najniższy poziom uprawnień posiada klient. Może on tylko rejestrować wizytę po podaniu swojego id.</text:p>
      <text:p text:style-name="P13"/>
      <text:p text:style-name="P13">Kolejny to Sprzedawca. Może on sprzedawać karnety d<text:span text:style-name="T5">o</text:span>dawać klientów i rejestrować wizyty.</text:p>
      <text:p text:style-name="P13"/>
      <text:p text:style-name="P13">Najwyższy poziom uprawnień posiada <text:span text:style-name="T5">administrator ma on pełną kontrolę nad wszystkimi encjam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21:32:01.471000000</meta:creation-date>
    <dc:date>2021-10-29T09:22:18.426000000</dc:date>
    <meta:editing-duration>PT17M30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8" meta:word-count="157" meta:character-count="1057" meta:non-whitespace-character-count="934"/>
  </office:meta>
</office:document-meta>
</file>